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26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1.242cm" fo:break-before="auto" style:use-optimal-row-height="true"/>
    </style:style>
    <style:style style:name="ro12" style:family="table-row">
      <style:table-row-properties style:row-height="5.271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pd1">
      <style:table-cell-properties fo:wrap-option="wrap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4" style:family="table-cell" style:parent-style-name="Default">
      <style:table-cell-properties fo:wrap-option="wrap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5" style:family="table-cell" style:parent-style-name="pd1" style:data-style-name="N36"/>
    <style:style style:name="ce16" style:family="table-cell" style:parent-style-name="Default" style:data-style-name="N36">
      <style:table-cell-properties fo:border="0.74pt solid #000000"/>
    </style:style>
    <style:style style:name="ce17" style:family="table-cell" style:parent-style-name="Default" style:data-style-name="N36"/>
    <style:style style:name="ce18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7"/>
        <table:table-column table:style-name="co9" table:default-cell-style-name="ce12"/>
        <table:table-column table:style-name="co10" table:default-cell-style-name="Default"/>
        <table:table-column table:style-name="co11" table:default-cell-style-name="ce21"/>
        <table:table-column table:style-name="co12" table:default-cell-style-name="ce12"/>
        <table:table-column table:style-name="co13" table:default-cell-style-name="Default"/>
        <table:table-column table:style-name="co14" table:default-cell-style-name="ce12"/>
        <table:table-column table:style-name="co15" table:number-columns-repeated="3" table:default-cell-style-name="ce12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7" office:value-type="string" calcext:value-type="string" table:number-columns-spanned="4" table:number-rows-spanned="1">
            <text:p>List of Knowledge Contributions – KNIFES</text:p>
          </table:table-cell>
          <table:covered-table-cell table:style-name="ce9"/>
          <table:covered-table-cell table:number-columns-repeated="2" table:style-name="pd1"/>
          <table:table-cell table:style-name="ce10"/>
          <table:table-cell table:style-name="ce15"/>
          <table:table-cell table:style-name="ce10"/>
          <table:table-cell table:style-name="pd1"/>
          <table:table-cell table:style-name="ce18"/>
          <table:table-cell table:style-name="ce10"/>
          <table:table-cell table:style-name="pd1"/>
          <table:table-cell table:number-columns-repeated="4"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0" office:value-type="string" calcext:value-type="string">
            <text:p>Related KNIFE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Potential Outputs</text:p>
          </table:table-cell>
          <table:table-cell table:style-name="ce10" office:value-type="string" calcext:value-type="string">
            <text:p>Owner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1" office:value-type="string" calcext:value-type="string">
            <text:p>Systém motivácie pomocou lízaniek a spätnej väzby</text:p>
          </table:table-cell>
          <table:table-cell table:style-name="ce16" office:value-type="date" office:date-value="2024-03-01" calcext:value-type="date">
            <text:p>01.03.2024</text:p>
          </table:table-cell>
          <table:table-cell table:style-name="ce11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Multirelease stratégie, LemonTree, merge politiky</text:p>
          </table:table-cell>
          <table:table-cell table:style-name="ce16" office:value-type="date" office:date-value="2024-03-04" calcext:value-type="date">
            <text:p>04.03.2024</text:p>
          </table:table-cell>
          <table:table-cell table:style-name="ce11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Skriptovanie v LO cez Python a venv izolácie</text:p>
          </table:table-cell>
          <table:table-cell table:style-name="ce16" office:value-type="date" office:date-value="2024-03-08" calcext:value-type="date">
            <text:p>08.03.2024</text:p>
          </table:table-cell>
          <table:table-cell table:style-name="ce11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1" office:value-type="string" calcext:value-type="string">
            <text:p>Zjednodušené návody a obrázky pre začiatočníkov</text:p>
          </table:table-cell>
          <table:table-cell table:style-name="ce16" office:value-type="date" office:date-value="2024-03-20" calcext:value-type="date">
            <text:p>20.03.2024</text:p>
          </table:table-cell>
          <table:table-cell table:style-name="ce11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1" office:value-type="string" calcext:value-type="string">
            <text:p>Sebapoznanie cez dátum a čas narodenia (BaZi)</text:p>
          </table:table-cell>
          <table:table-cell table:style-name="ce16" office:value-type="date" office:date-value="2025-04-18" calcext:value-type="date">
            <text:p>18.04.2025</text:p>
          </table:table-cell>
          <table:table-cell table:style-name="ce11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1" office:value-type="string" calcext:value-type="string">
            <text:p>Rozdelenie práv podľa tímov, chránené vetvy, PR politiky</text:p>
          </table:table-cell>
          <table:table-cell table:style-name="ce16" office:value-type="date" office:date-value="2024-04-08" calcext:value-type="date">
            <text:p>08.04.2024</text:p>
          </table:table-cell>
          <table:table-cell table:style-name="ce11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1" office:value-type="string" calcext:value-type="string">
            <text:p>Generovanie obrázkových blokov do .md vrátane URL</text:p>
          </table:table-cell>
          <table:table-cell table:style-name="ce16" office:value-type="date" office:date-value="2024-04-17" calcext:value-type="date">
            <text:p>17.04.2024</text:p>
          </table:table-cell>
          <table:table-cell table:style-name="ce11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1" office:value-type="string" calcext:value-type="string">
            <text:p>Sebariadenie, dôvera a samočistiace systémy</text:p>
          </table:table-cell>
          <table:table-cell table:style-name="ce16" office:value-type="date" office:date-value="2024-04-04" calcext:value-type="date">
            <text:p>04.04.2024</text:p>
          </table:table-cell>
          <table:table-cell table:style-name="ce11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1" office:value-type="string" calcext:value-type="string">
            <text:p>Generovanie postov na LinkedIn z obsahu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1" office:value-type="string" calcext:value-type="string">
            <text:p>Appka s prepojením na OpenAI API a archív komunikácie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Začiatok vývoja AI nástroja, súvisí s plánom T01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1" office:value-type="string" calcext:value-type="string">
            <text:p>Základná štartovacia knižnica makier v LibreOffice</text:p>
          </table:table-cell>
          <table:table-cell table:style-name="ce16" office:value-type="date" office:date-value="2024-04-09" calcext:value-type="date">
            <text:p>09.04.2024</text:p>
          </table:table-cell>
          <table:table-cell table:style-name="ce11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1" office:value-type="string" calcext:value-type="string">
            <text:p>Workflow pre pokročilých analytikov v EA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Rozšírenie pre EA Add-In v rámci T012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1" office:value-type="string" calcext:value-type="string">
            <text:p>Obmedzenie práv v EA na základe kontextu a roly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1" office:value-type="string" calcext:value-type="string">
            <text:p>Načítanie a správa knižníc v LO Basic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1" office:value-type="string" calcext:value-type="string">
            <text:p>Konverzia VB makier do Python skriptov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Migrácia z VB do Python – vzniklo počas T003 a T014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1" office:value-type="string" calcext:value-type="string">
            <text:p>Obnova symbolic linku pre user/scripts/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1" office:value-type="string" calcext:value-type="string">
            <text:p>Nástroj na správu a sledovanie TERNA záznamov</text:p>
          </table:table-cell>
          <table:table-cell table:style-name="ce16" office:value-type="date" office:date-value="2025-04-16" calcext:value-type="date">
            <text:p>16.04.2025</text:p>
          </table:table-cell>
          <table:table-cell table:style-name="ce11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1" office:value-type="string" calcext:value-type="string">
            <text:p>Výpočtový rámec BaZi v Pythone alebo Exceli, denné a hodinové analýzy, poradca</text:p>
          </table:table-cell>
          <table:table-cell table:style-name="ce16" office:value-type="date" office:date-value="2025-04-18" calcext:value-type="date">
            <text:p>18.04.2025</text:p>
          </table:table-cell>
          <table:table-cell table:style-name="ce11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1" office:value-type="string" calcext:value-type="string">
            <text:p>Podpora LO ako otvoreného, komunitného štandardu pre udržateľné riešenia</text:p>
          </table:table-cell>
          <table:table-cell table:style-name="ce16" office:value-type="date" office:date-value="2025-04-10" calcext:value-type="date">
            <text:p>10.04.2025</text:p>
          </table:table-cell>
          <table:table-cell table:style-name="ce11" office:value-type="string" calcext:value-type="string">
            <text:p>Podpora LO ako komunitného nástroja v rámci T003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1" office:value-type="string" calcext:value-type="string">
            <text:p>Architektonické a dizajnové rozhodnutia s ohľadom na stabilitu a dlhodobosť</text:p>
          </table:table-cell>
          <table:table-cell table:style-name="ce16"/>
          <table:table-cell table:style-name="ce11" office:value-type="string" calcext:value-type="string">
            <text:p>Princíp objavený počas reflexie SDLC v T004 a T00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1" office:value-type="string" calcext:value-type="string">
            <text:p>Satira, emócie a storytelling ako forma výuky a reflektovania reality</text:p>
          </table:table-cell>
          <table:table-cell table:style-name="ce16" office:value-type="date" office:date-value="2025-03-20" calcext:value-type="date">
            <text:p>20.03.2025</text:p>
          </table:table-cell>
          <table:table-cell table:style-name="ce11" office:value-type="string" calcext:value-type="string">
            <text:p>Diskusia o forme učenia počas plánovania T004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1" office:value-type="string" calcext:value-type="string">
            <text:p>Zaznamenávanie malých interakcií, small-talkov a spätných väzieb pre orientáciu v čase</text:p>
          </table:table-cell>
          <table:table-cell table:style-name="ce16" office:value-type="date" office:date-value="2025-04-13" calcext:value-type="date">
            <text:p>13.04.2025</text:p>
          </table:table-cell>
          <table:table-cell table:style-name="ce11" office:value-type="string" calcext:value-type="string">
            <text:p>Reflexia počas návrhu AI klienta – T01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1" office:value-type="string" calcext:value-type="string">
            <text:p>Prepájanie osobného poznámkového systému s AI klientom a projektmi</text:p>
          </table:table-cell>
          <table:table-cell table:style-name="ce16" office:value-type="date" office:date-value="2025-04-13" calcext:value-type="date">
            <text:p>13.04.2025</text:p>
          </table:table-cell>
          <table:table-cell table:style-name="ce11" office:value-type="string" calcext:value-type="string">
            <text:p>Väzba medzi OneNote a projektovým manažmentom – T017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1" office:value-type="string" calcext:value-type="string">
            <text:p>Zaradenie každého TERNO podľa fázy vývoja a vedomostnej disciplíny</text:p>
          </table:table-cell>
          <table:table-cell table:style-name="ce16" office:value-type="date" office:date-value="2025-03-01" calcext:value-type="date">
            <text:p>01.03.2025</text:p>
          </table:table-cell>
          <table:table-cell table:style-name="ce11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6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6" office:value-type="date" office:date-value="2025-04-28" calcext:value-type="date">
            <text:p>28.04.2025</text:p>
          </table:table-cell>
          <table:table-cell table:style-name="ce11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6" office:value-type="date" office:date-value="2025-05-11" calcext:value-type="date">
            <text:p>11.05.2025</text:p>
          </table:table-cell>
          <table:table-cell table:style-name="ce1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9" office:value-type="float" office:value="6.7" calcext:value-type="float">
            <text:p>6,7</text:p>
          </table:table-cell>
          <table:table-cell table:style-name="ce1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Profi prostredie pre pyhton dev v LO, OOODEV</text:p>
          </table:table-cell>
          <table:table-cell table:style-name="ce16" office:value-type="date" office:date-value="2025-05-16" calcext:value-type="date">
            <text:p>16.05.2025</text:p>
          </table:table-cell>
          <table:table-cell table:style-name="ce11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9" office:value-type="float" office:value="6.7" calcext:value-type="float">
            <text:p>6,7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6" office:value-type="date" office:date-value="2025-05-17" calcext:value-type="date">
            <text:p>17.05.2025</text:p>
          </table:table-cell>
          <table:table-cell table:style-name="ce11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9" office:value-type="string" calcext:value-type="string">
            <text:p><text:span text:style-name="T2">Level 3 – </text:span><text:span text:style-name="T3">Apply</text:span><text:span text:style-name="T4"> → samostatná práca</text:span></text:p>
            <text:p><text:span text:style-name="T5">Level 5 – </text:span><text:span text:style-name="T3">Ensure, Advise</text:span><text:span text:style-name="T4"> → zodpovednosť za kvalitu, konzultant</text:span></text:p>
            <text:p><text:span text:style-name="T5">Llevel 6 – </text:span><text:span text:style-name="T3">Initiate, Influence</text:span><text:span text:style-name="T4"> → strategická iniciatíva</text:span></text:p>
          </table:table-cell>
          <table:table-cell table:style-name="ce11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3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20" office:value-type="string" calcext:value-type="string">
            <text:p>Level 4 – Enable (alebo L5 – Ensure, ak sa zavádza vo firme)</text:p>
          </table:table-cell>
          <table:table-cell table:style-name="ce13" office:value-type="string" calcext:value-type="string">
            <text:p>NOV, METL, DTAN, DESN, DOCU</text:p>
          </table:table-cell>
          <table:table-cell table:style-name="ce13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3" office:value-type="string" calcext:value-type="string">
            <text:p>SDLC framework / Release management</text:p>
          </table:table-cell>
          <table:table-cell table:style-name="ce3" office:value-type="string" calcext:value-type="string">
            <text:p>„Enterprise Document-integrated SDLC“</text:p>
          </table:table-cell>
          <table:table-cell table:style-name="ce3" office:value-type="string" calcext:value-type="string">
            <text:p>V návrhu (alebo V riešení – podľa teba)</text:p>
          </table:table-cell>
          <table:table-cell table:style-name="ce3" office:value-type="string" calcext:value-type="string">
            <text:p>Firemné použitie, governance, traceability</text:p>
          </table:table-cell>
          <table:table-cell table:style-name="ce3" office:value-type="string" calcext:value-type="string">
            <text:p>🔥🔥</text:p>
          </table:table-cell>
          <table:table-cell table:style-name="ce3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6" office:value-type="date" office:date-value="2025-05-18" calcext:value-type="date">
            <text:p>18.05.2025</text:p>
          </table:table-cell>
          <table:table-cell table:style-name="ce3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" office:value-type="string" calcext:value-type="string">
            <text:p>GitHub, Gitea, Pages, MkDocs, Mermaid, Git Actions</text:p>
          </table:table-cell>
          <table:table-cell table:style-name="ce20" office:value-type="string" calcext:value-type="string">
            <text:p>Level 5 – Ensure / Advise</text:p>
          </table:table-cell>
          <table:table-cell table:style-name="ce3" office:value-type="string" calcext:value-type="string">
            <text:p>GOVN, METL, RELM, DESN, DOCU, SUBD, INOV</text:p>
          </table:table-cell>
          <table:table-cell table:style-name="ce20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6" office:value-type="string" calcext:value-type="string">
            <text:p>Smalltalk ako nástroj flow a kontextu</text:p>
          </table:table-cell>
          <table:table-cell table:style-name="ce8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8" office:value-type="string" calcext:value-type="string">
            <text:p>Metodika / Psychológia práce / Kultúra tímu</text:p>
          </table:table-cell>
          <table:table-cell table:style-name="ce3" office:value-type="string" calcext:value-type="string">
            <text:p>🔥🔥</text:p>
          </table:table-cell>
          <table:table-cell table:style-name="ce13"/>
          <table:table-cell office:value-type="date" office:date-value="2025-05-20" calcext:value-type="date">
            <text:p>20.05.2025</text:p>
          </table:table-cell>
          <table:table-cell table:style-name="ce13"/>
          <table:table-cell table:number-columns-repeated="8"/>
        </table:table-row>
        <table:table-row table:style-name="ro9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1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10">
          <table:table-cell table:style-name="ce2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2">
          <table:table-cell table:style-name="ce2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13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1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K044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OneDrive backup to external disk on QNAP</text:p>
          </table:table-cell>
          <table:table-cell office:value-type="string" calcext:value-type="string">
            <text:p>inProgress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TOP</text:p>
          </table:table-cell>
          <table:table-cell table:style-name="ce1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office:value-type="date" office:date-value="2025-07-27" calcext:value-type="date">
            <text:p>27.07.2025</text:p>
          </table:table-cell>
          <table:table-cell table:style-name="ce1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office:value-type="string" calcext:value-type="string">
            <text:p>rclone, Mac OS, QNAP</text:p>
          </table:table-cell>
          <table:table-cell table:number-columns-repeated="4"/>
          <table:table-cell office:value-type="string" calcext:value-type="string">
            <text:p>backup, cloud, maintenance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rokas</text:p>
          </table:table-cell>
        </table:table-row>
        <table:table-row table:style-name="ro3" table:number-rows-repeated="1048531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0:35:01.23441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2:59:45.447686000</meta:creation-date>
    <dc:date>2025-07-28T10:39:22.899317000</dc:date>
    <meta:editing-duration>PT9M3S</meta:editing-duration>
    <meta:editing-cycles>3</meta:editing-cycles>
    <meta:generator>LibreOffice/25.2.3.2$MacOSX_AARCH64 LibreOffice_project/bbb074479178df812d175f709636b368952c2ce3</meta:generator>
    <meta:document-statistic meta:table-count="1" meta:cell-count="508" meta:object-count="0"/>
  </office:meta>
</office:document-meta>
</file>